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dea03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1afaba50" officeooo:paragraph-rsid="1b8ac7d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1afaba50" officeooo:paragraph-rsid="1d4d1e1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1afaba50" officeooo:paragraph-rsid="1d0b9c4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1afaba50" officeooo:paragraph-rsid="1d8fced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1d278407" officeooo:paragraph-rsid="1b8ac7d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1d278407" officeooo:paragraph-rsid="1d42acd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1d278407" officeooo:paragraph-rsid="1d27840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d93790c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1d93790c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1d9c43ba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1da85ff6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1da6a218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1da07da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1d9a4701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1da14d3a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1e3c96a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1e3ae30e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1e409c56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1e3dcae9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1e417146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1e50e860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1e47b452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1e48d6eb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1e4ad0e8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1e568b93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306769" officeooo:paragraph-rsid="1da07da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568b93" officeooo:paragraph-rsid="1e57ee7e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568b93" officeooo:paragraph-rsid="1e65bfd5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1e568b93" officeooo:paragraph-rsid="1e5f0bb8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1e568b93" officeooo:paragraph-rsid="1e59523a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1e568b93" officeooo:paragraph-rsid="1e63dfe7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1e568b93" officeooo:paragraph-rsid="1e568b93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4" style:family="paragraph" style:parent-style-name="Standard" style:list-style-name="L1">
      <style:text-properties fo:color="#1c1c1c" style:font-name="Liberation Serif" fo:font-size="17pt" style:text-underline-style="none" fo:font-weight="bold" officeooo:rsid="1afaba50" officeooo:paragraph-rsid="1ce856e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1d940a36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6" style:family="paragraph" style:parent-style-name="Standard" style:list-style-name="L1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" style:family="text">
      <style:text-properties style:font-name="標楷體"/>
    </style:style>
    <style:style style:name="T2" style:family="text">
      <style:text-properties style:font-name="標楷體" style:font-name-asian="標楷體"/>
    </style:style>
    <style:style style:name="T3" style:family="text">
      <style:text-properties style:font-name="標楷體" officeooo:rsid="1cdd1897" style:font-name-asian="標楷體"/>
    </style:style>
    <style:style style:name="T4" style:family="text">
      <style:text-properties style:font-name="標楷體" officeooo:rsid="1d87e8a9" style:font-name-asian="標楷體"/>
    </style:style>
    <style:style style:name="T5" style:family="text">
      <style:text-properties style:font-name="標楷體" officeooo:rsid="1e47b452" style:font-name-asian="標楷體"/>
    </style:style>
    <style:style style:name="T6" style:family="text">
      <style:text-properties style:font-name="標楷體" style:font-name-asian="標楷體" style:font-name-complex="Liberation Serif1"/>
    </style:style>
    <style:style style:name="T7" style:family="text">
      <style:text-properties style:font-name="標楷體" officeooo:rsid="1e57ee7e" style:font-name-asian="標楷體" style:font-name-complex="Liberation Serif1"/>
    </style:style>
    <style:style style:name="T8" style:family="text">
      <style:text-properties style:font-name="標楷體" style:text-underline-style="solid" style:text-underline-width="auto" style:text-underline-color="font-color" officeooo:rsid="0a7edee9"/>
    </style:style>
    <style:style style:name="T9" style:family="text">
      <style:text-properties style:font-name="標楷體" style:text-underline-style="solid" style:text-underline-width="auto" style:text-underline-color="font-color" officeooo:rsid="20939127"/>
    </style:style>
    <style:style style:name="T10" style:family="text">
      <style:text-properties style:font-name="標楷體" style:text-underline-style="solid" style:text-underline-width="auto" style:text-underline-color="font-color" officeooo:rsid="1ce856e3"/>
    </style:style>
    <style:style style:name="T11" style:family="text">
      <style:text-properties style:font-name="標楷體" officeooo:rsid="0a7edee9"/>
    </style:style>
    <style:style style:name="T12" style:family="text">
      <style:text-properties style:font-name="標楷體" officeooo:rsid="1ce856e3"/>
    </style:style>
    <style:style style:name="T13" style:family="text">
      <style:text-properties style:font-name="標楷體" officeooo:rsid="1ced16fa"/>
    </style:style>
    <style:style style:name="T14" style:family="text">
      <style:text-properties style:font-name="標楷體" officeooo:rsid="1d70c842"/>
    </style:style>
    <style:style style:name="T15" style:family="text">
      <style:text-properties style:font-name="標楷體" style:font-name-asian="Liberation Serif1" style:font-name-complex="Liberation Serif1"/>
    </style:style>
    <style:style style:name="T16" style:family="text">
      <style:text-properties style:font-name="標楷體" officeooo:rsid="1e568b93"/>
    </style:style>
    <style:style style:name="T17" style:family="text">
      <style:text-properties style:font-name="標楷體" style:font-name-complex="Liberation Serif1"/>
    </style:style>
    <style:style style:name="T18" style:family="text">
      <style:text-properties fo:color="#050505"/>
    </style:style>
    <style:style style:name="T19" style:family="text">
      <style:text-properties fo:color="#050505" fo:font-size="16pt" style:font-size-asian="16pt" style:font-size-complex="16pt"/>
    </style:style>
    <style:style style:name="T20" style:family="text">
      <style:text-properties fo:color="#050505" officeooo:rsid="1d278407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officeooo:rsid="1cd70791"/>
    </style:style>
    <style:style style:name="T23" style:family="text">
      <style:text-properties officeooo:rsid="1cdd1897"/>
    </style:style>
    <style:style style:name="T24" style:family="text">
      <style:text-properties officeooo:rsid="1cf51bf5"/>
    </style:style>
    <style:style style:name="T25" style:family="text">
      <style:text-properties officeooo:rsid="1d2495d1"/>
    </style:style>
    <style:style style:name="T26" style:family="text">
      <style:text-properties officeooo:rsid="1d259d04"/>
    </style:style>
    <style:style style:name="T27" style:family="text">
      <style:text-properties officeooo:rsid="1d2b1822"/>
    </style:style>
    <style:style style:name="T28" style:family="text">
      <style:text-properties officeooo:rsid="1d70c842"/>
    </style:style>
    <style:style style:name="T29" style:family="text">
      <style:text-properties fo:color="#000001"/>
    </style:style>
    <style:style style:name="T30" style:family="text">
      <style:text-properties fo:color="#000001" style:font-name="標楷體" style:font-name-asian="標楷體"/>
    </style:style>
    <style:style style:name="T31" style:family="text">
      <style:text-properties officeooo:rsid="1d948e80"/>
    </style:style>
    <style:style style:name="T32" style:family="text">
      <style:text-properties officeooo:rsid="12306769"/>
    </style:style>
    <style:style style:name="T33" style:family="text">
      <style:text-properties officeooo:rsid="1e47b452"/>
    </style:style>
    <style:style style:name="T34" style:family="text">
      <style:text-properties officeooo:rsid="1e57ee7e"/>
    </style:style>
    <style:style style:name="T35" style:family="text">
      <style:text-properties style:font-name="Arial" style:font-name-asian="Arial"/>
    </style:style>
    <style:style style:name="T36" style:family="text">
      <style:text-properties style:font-name="Arial" officeooo:rsid="1cd70791" style:font-name-asian="Arial"/>
    </style:style>
    <style:style style:name="T37" style:family="text">
      <style:text-properties style:font-name="Arial" officeooo:rsid="1cf51bf5" style:font-name-asian="Arial"/>
    </style:style>
    <style:style style:name="T38" style:family="text">
      <style:text-properties style:font-name="Arial" officeooo:rsid="1d2495d1" style:font-name-asian="Arial"/>
    </style:style>
    <style:style style:name="T39" style:family="text">
      <style:text-properties style:font-name="Arial" officeooo:rsid="1d259d04" style:font-name-asian="Arial"/>
    </style:style>
    <style:style style:name="T40" style:family="text">
      <style:text-properties style:font-name="Arial" officeooo:rsid="1d948e80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11737468" text:style-name="L1">
        <text:list-item>
          <text:p text:style-name="P1"><text:bookmark-start text:name="意識層個體"/>意識層個體<text:bookmark-end text:name="意識層個體"/></text:p>
          <text:list>
            <text:list-item>
              <text:p text:style-name="P2">意識層個體 是 力型個體。</text:p>
              <text:list>
                <text:list-item>
                  <text:p text:style-name="P2">假定，某一特定個體 要 感測 意識層個體。</text:p>
                  <text:list>
                    <text:list-item>
                      <text:p text:style-name="P2">該個體 要 接收 力訊號。</text:p>
                      <text:list>
                        <text:list-item>
                          <text:p text:style-name="P2">明顯例子，萬有引力、重力波。</text:p>
                          <text:list>
                            <text:list-item>
                              <text:p text:style-name="P2">萬有引力 <text:span text:style-name="T36">↔</text:span><text:span text:style-name="T22"> 意識層個體的 存在型訊號。</text:span></text:p>
                              <text:list>
                                <text:list-item>
                                  <text:p text:style-name="P2">意識層個體 靜止 的 時候。</text:p>
                                </text:list-item>
                              </text:list>
                            </text:list-item>
                            <text:list-item>
                              <text:p text:style-name="P2">重力波 <text:span text:style-name="T36">↔</text:span><text:span text:style-name="T22"> 意識層個體的 變化型訊號。</text:span></text:p>
                              <text:list>
                                <text:list-item>
                                  <text:p text:style-name="P2">意識層個體 運動 的 時候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該個體的 本能、傳承 越高，能夠接收到的 力訊號 越靈敏、越細微、越精準。</text:p>
                    </text:list-item>
                    <text:list-item>
                      <text:p text:style-name="P2">意識層個體的 運動速度 有上限。</text:p>
                      <text:list>
                        <text:list-item>
                          <text:p text:style-name="P2">意識層個體 有機率做出（人類 認定的）瞬移、穿越時空。</text:p>
                          <text:list>
                            <text:list-item>
                              <text:p text:style-name="P2">抽象例子，意識層個體 使用 上限（以下）的運動速度，在 <text:span text:style-name="T13">四</text:span>連桿機構 移動。</text:p>
                              <text:list>
                                <text:list-item>
                                  <text:p text:style-name="P34">（<text:span text:style-name="T13">四</text:span>連桿機構 的 內容 在 <text:span text:style-name="T8">能量、儲量 (第</text:span><text:span text:style-name="T9">3</text:span><text:span text:style-name="T8">本)</text:span><text:span text:style-name="T11"> </text:span><text:span text:style-name="T12">文件的 </text:span><text:span text:style-name="T10">時間</text:span>）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假定，意識層個體 是<text:span text:style-name="T2"> &lt;?2&gt;意</text:span>識層個體。</text:p>
                          <text:list>
                            <text:list-item>
                              <text:p text:style-name="P2"><text:span text:style-name="T2">&lt;?</text:span><text:span text:style-name="T3">2&gt;</text:span><text:span text:style-name="T2">意</text:span>識層個體的 移動速度 極端強烈相依於<text:span text:style-name="T2"> &lt;_?</text:span><text:span text:style-name="T3">3_&gt;個</text:span><text:span text:style-name="T23">體的 材料特性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假定，某一特定個體 把 接收 光、電磁波、無線電 的 天線、感測器，改造成 接收 力。</text:p>
                  <text:list>
                    <text:list-item>
                      <text:p text:style-name="P2">該個體 有機率 感測到 意識層個體的 存在型訊號、變化型訊號。</text:p>
                      <text:list>
                        <text:list-item>
                          <text:p text:style-name="P2">意識層個體、力型個體 會受到，其他個體的 存在、變化 的 影響。</text:p>
                          <text:list>
                            <text:list-item>
                              <text:p text:style-name="P2">明顯例子，地球的 萬有引力。</text:p>
                            </text:list-item>
                            <text:list-item>
                              <text:p text:style-name="P2">意識層個體 越稀疏，越不會受到 其他個體的 存在、變化 的 影響。</text:p>
                              <text:list>
                                <text:list-item>
                                  <text:p text:style-name="P2">明顯例子，（古埃及 認定的）心臟秤重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意識層個體、力型個體 是由 力漿型態 組成。</text:p>
                          <text:list>
                            <text:list-item>
                              <text:p text:style-name="P2">力<text:span text:style-name="T24">漿型態</text:span> <text:span text:style-name="T37">↔</text:span><text:span text:style-name="T24"> 力、位動波。</text:span></text:p>
                              <text:list>
                                <text:list-item>
                                  <text:p text:style-name="P2">電漿<text:span text:style-name="T24">型態</text:span> <text:span text:style-name="T35">↔</text:span><text:span text:style-name="T24"> </text:span>光、電磁波<text:span text:style-name="T24">。</text:span></text:p>
                                </text:list-item>
                              </text:list>
                            </text:list-item>
                            <text:list-item>
                              <text:p text:style-name="P2">意識層個體 有機率接觸到 其他個體。</text:p>
                              <text:list>
                                <text:list-item>
                                  <text:p text:style-name="P2">意識層個體 有意、無意 形成 電磁力。</text:p>
                                </text:list-item>
                              </text:list>
                            </text:list-item>
                            <text:list-item>
                              <text:p text:style-name="P2">意識層個體 有機率做出（人類 認定的）量子隧穿效應、穿牆。</text:p>
                            </text:list-item>
                            <text:list-item>
                              <text:p text:style-name="P2">意識層個體 有機率 接收到、感受到、看到 光、電磁波。</text:p>
                              <text:list>
                                <text:list-item>
                                  <text:p text:style-name="P2">意識層個體 感測（意識層個體 自己的）體內 震動、振盪、變化。</text:p>
                                  <text:list>
                                    <text:list-item>
                                      <text:p text:style-name="P2">光 會穿透 意識層個體。<text:span text:style-name="T18">（、肉質層個體）</text:span></text:p>
                                      <text:list>
                                        <text:list-item>
                                          <text:p text:style-name="P6">穿透 不是 穿牆。</text:p>
                                        </text:list-item>
                                        <text:list-item>
                                          <text:p text:style-name="P7">穿透 是（幾乎）沒有 吸收、折射、反射、耗損、耗能 的 傳遞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">明顯例子，牛頓擺。<text:span text:style-name="T18">（</text:span><text:span text:style-name="T20">力 穿透 肉質層個體）</text:span></text:p>
                                      <text:list>
                                        <text:list-item>
                                          <text:p text:style-name="P2">意識層個體 <text:span text:style-name="T38">↔</text:span><text:span text:style-name="T25">（牛頓擺）中間的 球。</text:span></text:p>
                                        </text:list-item>
                                        <text:list-item>
                                          <text:p text:style-name="P2">意識層個體 感受到 光 <text:span text:style-name="T39">↔</text:span><text:span text:style-name="T26"> 中間的 球 感受到 力、動能、位動波。</text:span></text:p>
                                          <text:list>
                                            <text:list-item>
                                              <text:p text:style-name="P2">球 感受到的 力 是<text:span text:style-name="T27"> 應力</text:span>。<text:span text:style-name="T19">（意識層個體 感受到的 光 是 應光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">光 穿透 意識層個體 <text:span text:style-name="T35">↔</text:span> <text:span text:style-name="T26">力</text:span> 從 某一特定邊的球 傳遞到 另一邊的球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">意識層個體 接收到、感受到、看到 的 光，有機率 不同。</text:p>
                                  <text:list>
                                    <text:list-item>
                                      <text:p text:style-name="P2">原因很明顯，感測器、材料特性、內在物質 不同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意識層個體 不會 漫無目的 在 外太空 漂流。</text:p>
                  <text:list>
                    <text:list-item>
                      <text:p text:style-name="P4">意識層個體 會 聚集、感測、交互作用。</text:p>
                      <text:list>
                        <text:list-item>
                          <text:p text:style-name="P4">抽象例子，蒲公英的種子。</text:p>
                        </text:list-item>
                      </text:list>
                    </text:list-item>
                    <text:list-item>
                      <text:p text:style-name="P4">意識層個體 有機率形成 群體、聚落、文明。</text:p>
                    </text:list-item>
                    <text:list-item>
                      <text:p text:style-name="P4">意識層個體 有機率在 星體、某一特定空間 聚集。</text:p>
                      <text:list>
                        <text:list-item>
                          <text:p text:style-name="P4">星體 的 明顯例子，行星、衛星、恆星、彗星、小行星、黑洞。</text:p>
                        </text:list-item>
                        <text:list-item>
                          <text:p text:style-name="P4">某一特定空間 的 明顯例子，該空間 沒有 星體，該空間 有 其他意識層個體 聚集。</text:p>
                          <text:list>
                            <text:list-item>
                              <text:p text:style-name="P4">明顯例子，行星型意識層個體、衛星型意識層個體、恆星型意識層個體。</text:p>
                            </text:list-item>
                            <text:list-item>
                              <text:p text:style-name="P4">明顯例子，人型意識層個體、猴型意識層個體、鼠型意識層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<text:span text:style-name="T1">&lt;?</text:span><text:span text:style-name="T14">2&gt;個</text:span><text:span text:style-name="T28">體 有機率認定 該空間、該區域 有 暗能量、暗物質。</text:span></text:p>
                    </text:list-item>
                  </text:list>
                </text:list-item>
              </text:list>
            </text:list-item>
            <text:list-item>
              <text:p text:style-name="P4">祖代型意識層個體、本代型意識層個體。</text:p>
              <text:list>
                <text:list-item>
                  <text:p text:style-name="P4">假定，某一特定祖代個體 透過 肉質層、意識層 交配、繁殖、孕育 某一特定子代個體。</text:p>
                  <text:list>
                    <text:list-item>
                      <text:p text:style-name="P4">該子代個體 有機率蘊含 祖代型意識層個體。</text:p>
                    </text:list-item>
                    <text:list-item>
                      <text:p text:style-name="P4">祖代型意識層個體 是 該子代個體的 預設模式。</text:p>
                      <text:list>
                        <text:list-item>
                          <text:p text:style-name="P4">預設模式 <text:span text:style-name="T2">是 </text:span><text:span text:style-name="T4">default mode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">本代型意識層個體 有機率進入 該子代個體。<text:span text:style-name="T29">（玩家個體、</text:span><text:span text:style-name="T30">NPC意</text:span><text:span text:style-name="T29">識層個體</text:span><text:span text:style-name="T30"> 進入 NPC個體</text:span><text:span text:style-name="T29">）</text:span></text:p>
                  <text:list>
                    <text:list-item>
                      <text:p text:style-name="P5">（人類 認定的）投胎、神靈附身、邪靈附身。</text:p>
                    </text:list-item>
                    <text:list-item>
                      <text:p text:style-name="P5">（人類 認定的）低我。</text:p>
                    </text:list-item>
                    <text:list-item>
                      <text:p text:style-name="P5">本代型意識層個體、祖代型意識層個體 有機率 相溶。</text:p>
                    </text:list-item>
                  </text:list>
                </text:list-item>
                <text:list-item>
                  <text:p text:style-name="P4">本代型意識層個體 有機率成為 該子代個體的 靈魂導師。</text:p>
                  <text:list>
                    <text:list-item>
                      <text:p text:style-name="P4">（基督教 認定的）聖靈。</text:p>
                    </text:list-item>
                    <text:list-item>
                      <text:p text:style-name="P4">（人類 認定的）高我。</text:p>
                    </text:list-item>
                  </text:list>
                </text:list-item>
                <text:list-item>
                  <text:p text:style-name="P4">該子代 有機率有 零個（以上）本代型意識層個體。</text:p>
                </text:list-item>
              </text:list>
            </text:list-item>
            <text:list-item>
              <text:p text:style-name="P9">（存在 /（存在 + 變化））。</text:p>
              <text:list>
                <text:list-item>
                  <text:p text:style-name="P10">某一特定個體 越心靈平靜，變化 越小。</text:p>
                  <text:list>
                    <text:list-item>
                      <text:p text:style-name="P10">祖代型意識層個體、本代型意識層個體 越相溶。</text:p>
                      <text:list>
                        <text:list-item>
                          <text:p text:style-name="P10">明顯例子，鹽、水。</text:p>
                        </text:list-item>
                      </text:list>
                    </text:list-item>
                    <text:list-item>
                      <text:p text:style-name="P10">抽象例子，超導體、電流 相溶。</text:p>
                      <text:list>
                        <text:list-item>
                          <text:p text:style-name="P35">（超導體 的 描述 在 <text:span text:style-name="T21">_</text:span> 文件群的 <text:span text:style-name="T21">（基督教 認定的）充滿聖靈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0">該個體的 越多雜念、越波濤洶湧，變化 越大，現實沉浸感 越明顯。</text:p>
                  <text:list>
                    <text:list-item>
                      <text:p text:style-name="P10">祖代型意識層個體、本代型意識層個體 越絕緣。</text:p>
                      <text:list>
                        <text:list-item>
                          <text:p text:style-name="P10">明顯例子，油、水。</text:p>
                        </text:list-item>
                        <text:list-item>
                          <text:p text:style-name="P10">雜念 <text:span text:style-name="T40">↔</text:span><text:span text:style-name="T31"> 雜質、電阻。</text:span></text:p>
                        </text:list-item>
                      </text:list>
                    </text:list-item>
                    <text:list-item>
                      <text:p text:style-name="P10">抽象例子，絕緣體、電流 絕緣。</text:p>
                    </text:list-item>
                  </text:list>
                </text:list-item>
                <text:list-item>
                  <text:p text:style-name="P11">變化。</text:p>
                  <text:list>
                    <text:list-item>
                      <text:p text:style-name="P12">該個體的 越<text:span text:style-name="T32">冥想</text:span>，<text:span text:style-name="T32">祖代型意識層個體的 </text:span>變化 越小。<text:span text:style-name="T18">（存在 穩態）</text:span></text:p>
                    </text:list-item>
                    <text:list-item>
                      <text:p text:style-name="P12">該個體的 越<text:span text:style-name="T32">心靈平靜</text:span>，<text:span text:style-name="T32">祖代型意識層個體的 </text:span>變化 越小。<text:span text:style-name="T18">（存在 穩態）</text:span></text:p>
                    </text:list-item>
                    <text:list-item>
                      <text:p text:style-name="P12">該個體的 越<text:span text:style-name="T32">心流</text:span>，<text:span text:style-name="T32">祖代型意識層個體的 </text:span>變化 越小。<text:span text:style-name="T18">（存在 穩態）</text:span></text:p>
                    </text:list-item>
                    <text:list-item>
                      <text:p text:style-name="P12">該個體的 越<text:span text:style-name="T32">無我</text:span>，<text:span text:style-name="T32">祖代型意識層個體的 </text:span>變化 越小。<text:span text:style-name="T18">（存在 穩態）</text:span></text:p>
                    </text:list-item>
                    <text:list-item>
                      <text:p text:style-name="P12">該個體的 越<text:span text:style-name="T32">虛無</text:span>，<text:span text:style-name="T32">祖代型意識層個體的 </text:span>變化 越小。<text:span text:style-name="T18">（存在 穩態）</text:span></text:p>
                    </text:list-item>
                  </text:list>
                </text:list-item>
                <text:list-item>
                  <text:p text:style-name="P11">存在。</text:p>
                  <text:list>
                    <text:list-item>
                      <text:p text:style-name="P13">該個體的 從 現實沉浸感 到 <text:span text:style-name="T32">冥想、心靈平靜、心流、無我、虛無。</text:span></text:p>
                      <text:list>
                        <text:list-item>
                          <text:p text:style-name="P27">祖代型意識層個體的 存在 變小。</text:p>
                        </text:list-item>
                        <text:list-item>
                          <text:p text:style-name="P14">本代型意識層個體的 存在 變大。</text:p>
                        </text:list-item>
                        <text:list-item>
                          <text:p text:style-name="P14">祖代型意識層個體、本代型意識層個體 瞬態、暫態、穩態 相溶。</text:p>
                        </text:list-item>
                      </text:list>
                    </text:list-item>
                    <text:list-item>
                      <text:p text:style-name="P15"><text:span text:style-name="T32">祖代型意識層個體的 存在，</text:span>心靈<text:span text:style-name="T32">平靜 &gt; 心流 &gt; 冥想 &gt; 無我 &gt; 虛無</text:span>。</text:p>
                    </text:list-item>
                    <text:list-item>
                      <text:p text:style-name="P16"><text:span text:style-name="T32">本代型意識層個體的 存在，心靈平靜 &lt; 心流 &lt; 冥想 &lt; 無我 &lt; 虛無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<text:bookmark-start text:name="肉質層個體、意識層個體 感測、交互作用"/>肉質層個體、意識層個體 感測、交互作用<text:bookmark-end text:name="肉質層個體、意識層個體 感測、交互作用"/></text:p>
          <text:list>
            <text:list-item>
              <text:p text:style-name="P16">明顯例子，（人類 認定的）神靈附身、邪靈附身、筆仙。</text:p>
            </text:list-item>
            <text:list-item>
              <text:p text:style-name="P16">明顯例子，（基督教 認定的）聖靈感動。</text:p>
              <text:list>
                <text:list-item>
                  <text:p text:style-name="P16">明顯例子，肉質層個體的第一層級意識（以上）、意識層個體 感測、交互作用。</text:p>
                  <text:list>
                    <text:list-item>
                      <text:p text:style-name="P17">肉質層個體的 意識，進入 第一層級意識（以上）。</text:p>
                      <text:list>
                        <text:list-item>
                          <text:p text:style-name="P17">明顯例子，肉質層個體 睡覺、睡著。</text:p>
                        </text:list-item>
                        <text:list-item>
                          <text:p text:style-name="P18">明顯例子，肉質層個體 <text:span text:style-name="T32">冥想、心靈平靜、心流、無我、虛無。</text:span></text:p>
                        </text:list-item>
                        <text:list-item>
                          <text:p text:style-name="P19">抽象例子，肉質層個體的 意識 調頻、調變。</text:p>
                        </text:list-item>
                      </text:list>
                    </text:list-item>
                    <text:list-item>
                      <text:p text:style-name="P20">肉質層個體的意識、意識層個體 感測、交互作用。</text:p>
                      <text:list>
                        <text:list-item>
                          <text:p text:style-name="P21">抽象例子，肉質層個體的意識、意識層個體 在 相同的區間 感測、交互作用。</text:p>
                          <text:list>
                            <text:list-item>
                              <text:p text:style-name="P21">區間 是 振幅、頻率、頻道、通道、道路、時域、頻域、坐標系、參考坐標系。</text:p>
                            </text:list-item>
                            <text:list-item>
                              <text:p text:style-name="P22">肉質層個體的意識、意識層個體 越熟練、越熟悉、越非監督式學習。</text:p>
                              <text:list>
                                <text:list-item>
                                  <text:p text:style-name="P22">肉質層個體的意識、意識層個體 越快、越容易 感測、交互作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">抽象例子，肉質層個體的意識 有機率 廣播、尋求連接 失敗、沒有回應。</text:p>
                          <text:list>
                            <text:list-item>
                              <text:p text:style-name="P36">明顯例子，肉質層個體的意識、意識層個體 在 不同的區間。</text:p>
                            </text:list-item>
                            <text:list-item>
                              <text:p text:style-name="P23">抽象例子，收音機收不到訊號、藍芽配對失敗<text:span text:style-name="T2">、W</text:span><text:span text:style-name="T5">iFi</text:span><text:span text:style-name="T33">連線失敗</text:span>。</text:p>
                            </text:list-item>
                          </text:list>
                        </text:list-item>
                        <text:list-item>
                          <text:p text:style-name="P24">抽象例子，意識層個體 有機率強制 連接 肉質層個體的意識。</text:p>
                          <text:list>
                            <text:list-item>
                              <text:p text:style-name="P24">明顯例子，肉質層個體 被動、被迫（人類 認定的）神靈附身。</text:p>
                            </text:list-item>
                            <text:list-item>
                              <text:p text:style-name="P24">肉質層個體、肉質層個體的意識 有機率 受到損害、受到損傷、殘留後遺症。</text:p>
                              <text:list>
                                <text:list-item>
                                  <text:p text:style-name="P25">抽象例子，太陽風暴 造成 無線電收發機 冒出火花、起火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">肉質層個體的意識、意識層個體 感測、交互作用。</text:p>
              <text:list>
                <text:list-item>
                  <text:p text:style-name="P26">肉質層個體的第<text:span text:style-name="T16">a</text:span>層級意識、意識層個體 感測、交互作用。</text:p>
                  <text:list>
                    <text:list-item>
                      <text:p text:style-name="P28"><text:span text:style-name="T1">n </text:span><text:span text:style-name="T15">≥</text:span><text:span text:style-name="T6"> a</text:span><text:span text:style-name="T1"> </text:span><text:span text:style-name="T15">≥</text:span><text:span text:style-name="T6"> u。</text:span></text:p>
                    </text:list-item>
                    <text:list-item>
                      <text:p text:style-name="P30">明顯例子，假定，某一特定個體 有 第一層級意識。</text:p>
                      <text:list>
                        <text:list-item>
                          <text:p text:style-name="P30">假定，某一特定個體的 本能、傳承 足夠高。</text:p>
                          <text:list>
                            <text:list-item>
                              <text:p text:style-name="P29"><text:span text:style-name="T6">該個體的第</text:span><text:span text:style-name="T7">一</text:span><text:span text:style-name="T6">層級意識 能夠</text:span><text:span text:style-name="T17">、有機率</text:span><text:span text:style-name="T6"> 感測、交互作用 意識層個體。</text:span></text:p>
                            </text:list-item>
                            <text:list-item>
                              <text:p text:style-name="P31">該個體 能夠（人類 認定的）半夢半醒、潛意識，感測、交互作用 意識層個體。</text:p>
                            </text:list-item>
                          </text:list>
                        </text:list-item>
                        <text:list-item>
                          <text:p text:style-name="P32">假定，某一特定個體的 本能、傳承 不夠高。</text:p>
                          <text:list>
                            <text:list-item>
                              <text:p text:style-name="P32">該個體的第<text:span text:style-name="T34">一</text:span>層級意識 無法 感測、交互作用 意識層個體。</text:p>
                            </text:list-item>
                            <text:list-item>
                              <text:p text:style-name="P32">該個體 無法（人類 認定的）半夢半醒、潛意識，感測、交互作用 意識層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明顯例子，假定，某一特定個體 有 第零層級意識。</text:p>
                      <text:list>
                        <text:list-item>
                          <text:p text:style-name="P30">假定，某一特定個體的 本能、傳承 足夠高。</text:p>
                          <text:list>
                            <text:list-item>
                              <text:p text:style-name="P33">該個體的第零層級意識 能夠、有機率 感測、交互作用 意識層個體。</text:p>
                            </text:list-item>
                            <text:list-item>
                              <text:p text:style-name="P31">該個體 能夠（人類 認定的）清醒、主意識，感測、交互作用 意識層個體。</text:p>
                            </text:list-item>
                          </text:list>
                        </text:list-item>
                        <text:list-item>
                          <text:p text:style-name="P32">假定，某一特定個體的 本能、傳承 不夠高。</text:p>
                          <text:list>
                            <text:list-item>
                              <text:p text:style-name="P32">該個體的第零層級意識 無法 感測、交互作用 意識層個體。</text:p>
                            </text:list-item>
                            <text:list-item>
                              <text:p text:style-name="P32">該個體 無法（人類 認定的）清醒、主意識，感測、交互作用 意識層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35:17.445000000</dc:date>
    <meta:editing-duration>P13DT50M52S</meta:editing-duration>
    <meta:editing-cycles>7749</meta:editing-cycles>
    <meta:document-statistic meta:table-count="0" meta:image-count="0" meta:object-count="0" meta:page-count="1" meta:paragraph-count="124" meta:word-count="2824" meta:character-count="3302" meta:non-whitespace-character-count="2978"/>
  </office:meta>
</office:document-meta>
</file>